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12.6000003814697pt" fo:letter-spacing="normal" fo:font-style="normal" fo:font-weight="normal" loext:padding="0cm" loext:border="none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4" style:family="paragraph" style:parent-style-name="Standard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T1" style:family="text">
      <style:text-properties fo:color="#000000" loext:opacity="100%" style:text-line-through-style="none" style:text-line-through-type="none" style:font-name="MathJax Main" fo:font-size="9.60000038146973pt" style:text-underline-style="none" style:text-blinking="false"/>
    </style:style>
    <style:style style:name="T2" style:family="text">
      <style:text-properties fo:color="#000000" loext:opacity="100%" style:text-line-through-style="none" style:text-line-through-type="none" style:text-underline-style="none" style:text-blinking="false"/>
    </style:style>
    <style:style style:name="T3" style:family="text">
      <style:text-properties fo:color="#000000" loext:opacity="100%" style:text-line-through-style="none" style:text-line-through-type="none" fo:font-size="9.60000038146973pt" style:text-underline-style="none" style:text-blinking="false"/>
    </style:style>
    <style:style style:name="T4" style:family="text">
      <style:text-properties fo:color="#000000" loext:opacity="100%" style:text-line-through-style="none" style:text-line-through-type="none" style:font-name="MathJax Math-italic" fo:font-size="9.60000038146973pt" style:text-underline-style="none" style:text-blinking="false"/>
    </style:style>
    <style:style style:name="T5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dium Number</text:p>
      <text:p text:style-name="P2">time limit per test</text:p>
      <text:p text:style-name="P3">1 second</text:p>
      <text:p text:style-name="P2">memory limit per test</text:p>
      <text:p text:style-name="P3">256 megabytes</text:p>
      <text:p text:style-name="P2">input</text:p>
      <text:p text:style-name="P3">standard input</text:p>
      <text:p text:style-name="P2">output</text:p>
      <text:p text:style-name="P4">standard output</text:p>
      <text:p text:style-name="P6">Given three <text:span text:style-name="T5">distinct</text:span> integers <text:bookmark text:name="MathJax-Element-1-Frame"/><text:bookmark text:name="MathJax-Span-1"/><text:bookmark text:name="MathJax-Span-2"/><text:bookmark text:name="MathJax-Span-3"/><text:span text:style-name="T4">a</text:span><text:span text:style-name="T2">�</text:span>, <text:bookmark text:name="MathJax-Element-2-Frame"/><text:bookmark text:name="MathJax-Span-4"/><text:bookmark text:name="MathJax-Span-5"/><text:bookmark text:name="MathJax-Span-6"/><text:span text:style-name="T4">b</text:span><text:span text:style-name="T2">�</text:span>, and <text:bookmark text:name="MathJax-Element-3-Frame"/><text:bookmark text:name="MathJax-Span-7"/><text:bookmark text:name="MathJax-Span-8"/><text:bookmark text:name="MathJax-Span-9"/><text:span text:style-name="T4">c</text:span><text:span text:style-name="T2">�</text:span>, find the medium number between all of them.</text:p>
      <text:p text:style-name="P7">The medium number is the number that is neither the minimum nor the maximum of the given three numbers.</text:p>
      <text:p text:style-name="P6">For example, the median of <text:bookmark text:name="MathJax-Element-4-Frame"/><text:bookmark text:name="MathJax-Span-10"/><text:bookmark text:name="MathJax-Span-11"/><text:bookmark text:name="MathJax-Span-12"/><text:span text:style-name="T1">5</text:span><text:bookmark text:name="MathJax-Span-13"/><text:span text:style-name="T1">,</text:span><text:bookmark text:name="MathJax-Span-14"/><text:span text:style-name="T1">2</text:span><text:bookmark text:name="MathJax-Span-15"/><text:span text:style-name="T1">,</text:span><text:bookmark text:name="MathJax-Span-16"/><text:span text:style-name="T1">6</text:span><text:span text:style-name="T2">5,2,6</text:span> is <text:bookmark text:name="MathJax-Element-5-Frame"/><text:bookmark text:name="MathJax-Span-17"/><text:bookmark text:name="MathJax-Span-18"/><text:bookmark text:name="MathJax-Span-19"/><text:span text:style-name="T1">5</text:span><text:span text:style-name="T2">5</text:span>, since the minimum is <text:bookmark text:name="MathJax-Element-6-Frame"/><text:bookmark text:name="MathJax-Span-20"/><text:bookmark text:name="MathJax-Span-21"/><text:bookmark text:name="MathJax-Span-22"/><text:span text:style-name="T1">2</text:span><text:span text:style-name="T2">2</text:span> and the maximum is <text:bookmark text:name="MathJax-Element-7-Frame"/><text:bookmark text:name="MathJax-Span-23"/><text:bookmark text:name="MathJax-Span-24"/><text:bookmark text:name="MathJax-Span-25"/><text:span text:style-name="T1">6</text:span><text:span text:style-name="T2">6</text:span>.</text:p>
      <text:p text:style-name="P8">Input</text:p>
      <text:p text:style-name="P6">The first line contains a single integer <text:bookmark text:name="MathJax-Element-8-Frame"/><text:bookmark text:name="MathJax-Span-26"/><text:bookmark text:name="MathJax-Span-27"/><text:bookmark text:name="MathJax-Span-28"/><text:span text:style-name="T4">t</text:span><text:span text:style-name="T2">�</text:span> (<text:bookmark text:name="MathJax-Element-9-Frame"/><text:bookmark text:name="MathJax-Span-29"/><text:bookmark text:name="MathJax-Span-30"/><text:bookmark text:name="MathJax-Span-31"/><text:span text:style-name="T1">1</text:span><text:bookmark text:name="MathJax-Span-32"/><text:span text:style-name="T3">≤</text:span><text:bookmark text:name="MathJax-Span-33"/><text:span text:style-name="T4">t</text:span><text:bookmark text:name="MathJax-Span-34"/><text:span text:style-name="T3">≤</text:span><text:bookmark text:name="MathJax-Span-35"/><text:span text:style-name="T1">6840</text:span><text:span text:style-name="T2">1≤�≤6840</text:span>) — the number of test cases.</text:p>
      <text:p text:style-name="P6">The description of each test case consists of three <text:span text:style-name="T5">distinct</text:span> integers <text:bookmark text:name="MathJax-Element-10-Frame"/><text:bookmark text:name="MathJax-Span-36"/><text:bookmark text:name="MathJax-Span-37"/><text:bookmark text:name="MathJax-Span-38"/><text:span text:style-name="T4">a</text:span><text:span text:style-name="T2">�</text:span>, <text:bookmark text:name="MathJax-Element-11-Frame"/><text:bookmark text:name="MathJax-Span-39"/><text:bookmark text:name="MathJax-Span-40"/><text:bookmark text:name="MathJax-Span-41"/><text:span text:style-name="T4">b</text:span><text:span text:style-name="T2">�</text:span>, <text:bookmark text:name="MathJax-Element-12-Frame"/><text:bookmark text:name="MathJax-Span-42"/><text:bookmark text:name="MathJax-Span-43"/><text:bookmark text:name="MathJax-Span-44"/><text:span text:style-name="T4">c</text:span><text:span text:style-name="T2">�</text:span> (<text:bookmark text:name="MathJax-Element-13-Frame"/><text:bookmark text:name="MathJax-Span-45"/><text:bookmark text:name="MathJax-Span-46"/><text:bookmark text:name="MathJax-Span-47"/><text:span text:style-name="T1">1</text:span><text:bookmark text:name="MathJax-Span-48"/><text:span text:style-name="T3">≤</text:span><text:bookmark text:name="MathJax-Span-49"/><text:span text:style-name="T4">a</text:span><text:bookmark text:name="MathJax-Span-50"/><text:span text:style-name="T1">,</text:span><text:bookmark text:name="MathJax-Span-51"/><text:span text:style-name="T4">b</text:span><text:bookmark text:name="MathJax-Span-52"/><text:span text:style-name="T1">,</text:span><text:bookmark text:name="MathJax-Span-53"/><text:span text:style-name="T4">c</text:span><text:bookmark text:name="MathJax-Span-54"/><text:span text:style-name="T3">≤</text:span><text:bookmark text:name="MathJax-Span-55"/><text:span text:style-name="T1">20</text:span><text:span text:style-name="T2">1≤�,�,�≤20</text:span>).</text:p>
      <text:p text:style-name="P8">Output</text:p>
      <text:p text:style-name="P7">For each test case, output a single integer — the medium number of the three numbers.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28T21:03:57.118000000</dc:date>
    <meta:editing-duration>PT9M28S</meta:editing-duration>
    <meta:editing-cycles>2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7" meta:word-count="119" meta:character-count="687" meta:non-whitespace-character-count="583"/>
  </office:meta>
</office:document-meta>
</file>